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14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 office:value-type="string" calcext:value-type="string">
            <text:p>x?</text:p>
          </table:table-cell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 office:value-type="string" calcext:value-type="string">
            <text:p>x?</text:p>
          </table:table-cell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yr</text:p>
          </table:table-cell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4_PpinPpinea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7_PhalPpin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Ukraine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table:style-name="ce3" office:value-type="string" calcext:value-type="string">
            <text:p>Qpetraea__pal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_gal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:Hoja1.H29">
          <table:sort>
            <table:sort-by table:field-number="7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2:20:29.9034799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05T15:00:45.140251930</dc:date>
    <meta:editing-duration>PT19H35M14S</meta:editing-duration>
    <meta:editing-cycles>22</meta:editing-cycles>
    <meta:generator>LibreOffice/7.0.6.2$Linux_X86_64 LibreOffice_project/00$Build-2</meta:generator>
    <dc:creator>Cristobal Ordoñez</dc:creator>
    <meta:document-statistic meta:table-count="1" meta:cell-count="176" meta:object-count="0"/>
  </office:meta>
</office:document-meta>
</file>